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0.75cm" fo:min-width="0cm"/>
    </style:style>
    <style:style style:name="gr2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4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5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7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8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9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10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11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12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13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14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16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co1" style:family="table-column">
      <style:table-column-properties style:column-width="1.206cm" style:use-optimal-column-width="false"/>
    </style:style>
    <style:style style:name="co2" style:family="table-column">
      <style:table-column-properties style:column-width="1.205cm" style:use-optimal-column-width="false"/>
    </style:style>
    <style:style style:name="co3" style:family="table-column">
      <style:table-column-properties style:column-width="1.012cm" style:use-optimal-column-width="false"/>
    </style:style>
    <style:style style:name="co4" style:family="table-column">
      <style:table-column-properties style:column-width="1.042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36cm" style:use-optimal-row-height="false"/>
    </style:style>
    <style:style style:name="ro3" style:family="table-row">
      <style:table-row-properties style:row-height="1.03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fill="solid" draw:fill-color="#e6e6e6" draw:textarea-vertical-align="middle"/>
      <style:paragraph-properties fo:text-align="center" fo:border="0.03pt solid #ffffff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0.001cm" svg:height="1cm" svg:x="9.75cm" svg:y="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.25cm" svg:y="6.2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233cm" svg:height="0.971cm" svg:x="9.481cm" svg:y="1.51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1.66</text:p>
              </table:table-cell>
              <table:table-cell>
                <text:p text:style-name="P2">1.89</text:p>
              </table:table-cell>
              <table:table-cell>
                <text:p text:style-name="P2">1.7</text:p>
              </table:table-cell>
              <table:table-cell>
                <text:p text:style-name="P2">1.78</text:p>
              </table:table-cell>
              <table:table-cell>
                <text:p text:style-name="P2">1.69</text:p>
              </table:table-cell>
              <table:table-cell>
                <text:p text:style-name="P3">1.4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1.903cm" svg:height="0.75cm" svg:x="1.847cm" svg:y="5.5cm">
          <draw:text-box>
            <text:p text:style-name="P4"><text:span text:style-name="T1">alturas</text:span></text:p>
          </draw:text-box>
        </draw:frame>
        <draw:frame draw:style-name="standard" draw:layer="layout" svg:width="7.233cm" svg:height="0.971cm" svg:x="9.755cm" svg:y="4.84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1.5</text:p>
              </table:table-cell>
              <table:table-cell>
                <text:p text:style-name="P2">1.78</text:p>
              </table:table-cell>
              <table:table-cell>
                <text:p text:style-name="P2">1.59</text:p>
              </table:table-cell>
              <table:table-cell>
                <text:p text:style-name="P2">1.88</text:p>
              </table:table-cell>
              <table:table-cell>
                <text:p text:style-name="P2">1.7</text:p>
              </table:table-cell>
              <table:table-cell>
                <text:p text:style-name="P3">1.9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.011cm" svg:height="4.142cm" svg:x="4.943cm" svg:y="4.754cm">
          <table:table table:template-name="default">
            <table:table-column table:style-name="co3"/>
            <table:table-row table:style-name="ro2">
              <table:table-cell table:style-name="ce2"/>
            </table:table-row>
            <table:table-row table:style-name="ro2">
              <table:table-cell table:style-name="ce2"/>
            </table:table-row>
            <table:table-row table:style-name="ro2">
              <table:table-cell table:style-name="ce2"/>
            </table:table-row>
            <table:table-row table:style-name="ro3"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041cm" svg:height="2.071cm" svg:x="7.142cm" svg:y="2.738cm">
          <table:table table:template-name="default">
            <table:table-column table:style-name="co4"/>
            <table:table-row table:style-name="ro2">
              <table:table-cell table:style-name="ce3"/>
            </table:table-row>
            <table:table-row table:style-name="ro2"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041cm" svg:height="2.071cm" svg:x="7.059cm" svg:y="5.41cm">
          <table:table table:template-name="default">
            <table:table-column table:style-name="co4"/>
            <table:table-row table:style-name="ro2">
              <table:table-cell table:style-name="ce3"/>
            </table:table-row>
            <table:table-row table:style-name="ro2"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041cm" svg:height="2.071cm" svg:x="7.083cm" svg:y="8.257cm">
          <table:table table:template-name="default">
            <table:table-column table:style-name="co4"/>
            <table:table-row table:style-name="ro2">
              <table:table-cell table:style-name="ce3"/>
            </table:table-row>
            <table:table-row table:style-name="ro2">
              <table:table-cell table:style-name="ce3"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041cm" svg:height="2.071cm" svg:x="7cm" svg:y="10.929cm">
          <table:table table:template-name="default">
            <table:table-column table:style-name="co4"/>
            <table:table-row table:style-name="ro2">
              <table:table-cell table:style-name="ce3"/>
            </table:table-row>
            <table:table-row table:style-name="ro2">
              <table:table-cell table:style-name="ce3"/>
            </table:table-row>
          </table:table>
          <draw:image xlink:href="Pictures/TablePreview7.svm" xlink:type="simple" xlink:show="embed" xlink:actuate="onLoad"/>
        </draw:frame>
        <draw:line draw:style-name="gr4" draw:text-style-name="P6" draw:layer="layout" svg:x1="2.75cm" svg:y1="6.75cm" svg:x2="4.5cm" svg:y2="5cm">
          <text:p/>
        </draw:line>
        <draw:line draw:style-name="gr5" draw:text-style-name="P6" draw:layer="layout" svg:x1="5.5cm" svg:y1="5.25cm" svg:x2="7cm" svg:y2="2.75cm">
          <text:p/>
        </draw:line>
        <draw:line draw:style-name="gr6" draw:text-style-name="P6" draw:layer="layout" svg:x1="5.5cm" svg:y1="6.25cm" svg:x2="7cm" svg:y2="5.5cm">
          <text:p/>
        </draw:line>
        <draw:line draw:style-name="gr7" draw:text-style-name="P6" draw:layer="layout" svg:x1="5.5cm" svg:y1="7.25cm" svg:x2="7cm" svg:y2="8.25cm">
          <text:p/>
        </draw:line>
        <draw:line draw:style-name="gr8" draw:text-style-name="P6" draw:layer="layout" svg:x1="5.5cm" svg:y1="8.25cm" svg:x2="7cm" svg:y2="11cm">
          <text:p/>
        </draw:line>
        <draw:frame draw:style-name="standard" draw:layer="layout" svg:width="2.411cm" svg:height="0.971cm" svg:x="9.736cm" svg:y="2.908cm">
          <table:table table:template-name="default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1.65</text:p>
              </table:table-cell>
              <table:table-cell>
                <text:p text:style-name="P2">1.8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9" draw:text-style-name="P6" draw:layer="layout" svg:x1="7.75cm" svg:y1="3.25cm" svg:x2="9.25cm" svg:y2="2cm">
          <text:p/>
        </draw:line>
        <draw:line draw:style-name="gr10" draw:text-style-name="P6" draw:layer="layout" svg:x1="7.75cm" svg:y1="4.25cm" svg:x2="9.5cm" svg:y2="3.5cm">
          <text:p/>
        </draw:line>
        <draw:line draw:style-name="gr11" draw:text-style-name="P6" draw:layer="layout" svg:x1="7.5cm" svg:y1="6cm" svg:x2="9.75cm" svg:y2="5.25cm">
          <text:p/>
        </draw:line>
        <draw:line draw:style-name="gr12" draw:text-style-name="P6" draw:layer="layout" svg:x1="7.75cm" svg:y1="7cm" svg:x2="9.5cm" svg:y2="6.75cm">
          <text:p/>
        </draw:line>
        <draw:frame draw:style-name="standard" draw:layer="layout" svg:width="7.233cm" svg:height="0.971cm" svg:x="10.25cm" svg:y="8.2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1.58</text:p>
              </table:table-cell>
              <table:table-cell>
                <text:p text:style-name="P2">1.82</text:p>
              </table:table-cell>
              <table:table-cell>
                <text:p text:style-name="P2">1.56</text:p>
              </table:table-cell>
              <table:table-cell>
                <text:p text:style-name="P2">1.74</text:p>
              </table:table-cell>
              <table:table-cell>
                <text:p text:style-name="P2">1.60</text:p>
              </table:table-cell>
              <table:table-cell>
                <text:p text:style-name="P3">1.58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4.823cm" svg:height="0.971cm" svg:x="10.338cm" svg:y="9.687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1.5</text:p>
              </table:table-cell>
              <table:table-cell>
                <text:p text:style-name="P2">1.65</text:p>
              </table:table-cell>
              <table:table-cell>
                <text:p text:style-name="P3">1.77</text:p>
              </table:table-cell>
              <table:table-cell>
                <text:p text:style-name="P3">1.49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7.233cm" svg:height="0.971cm" svg:x="9.75cm" svg:y="12.38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1.9</text:p>
              </table:table-cell>
              <table:table-cell>
                <text:p text:style-name="P2">1.76</text:p>
              </table:table-cell>
              <table:table-cell>
                <text:p text:style-name="P2">2.04</text:p>
              </table:table-cell>
              <table:table-cell>
                <text:p text:style-name="P2">1.72</text:p>
              </table:table-cell>
              <table:table-cell>
                <text:p text:style-name="P2">1.58</text:p>
              </table:table-cell>
              <table:table-cell>
                <text:p text:style-name="P3">1.6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.205cm" svg:height="0.971cm" svg:x="10.005cm" svg:y="13.779cm">
          <table:table table:template-name="default">
            <table:table-column table:style-name="co1"/>
            <table:table-row table:style-name="ro1">
              <table:table-cell table:style-name="ce1">
                <text:p text:style-name="P2">1.8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13" draw:text-style-name="P6" draw:layer="layout" svg:x1="7.75cm" svg:y1="8.75cm" svg:x2="10cm" svg:y2="8.75cm">
          <text:p/>
        </draw:line>
        <draw:line draw:style-name="gr14" draw:text-style-name="P6" draw:layer="layout" svg:x1="7.75cm" svg:y1="9.75cm" svg:x2="10cm" svg:y2="10cm">
          <text:p/>
        </draw:line>
        <draw:line draw:style-name="gr15" draw:text-style-name="P6" draw:layer="layout" svg:x1="7.5cm" svg:y1="11.5cm" svg:x2="9.5cm" svg:y2="12.75cm">
          <text:p/>
        </draw:line>
        <draw:line draw:style-name="gr16" draw:text-style-name="P6" draw:layer="layout" svg:x1="7.5cm" svg:y1="12.5cm" svg:x2="9.75cm" svg:y2="14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8T11:22:40.830000000</meta:creation-date>
    <dc:date>2023-11-28T11:48:58.083000000</dc:date>
    <meta:editing-duration>PT26M18S</meta:editing-duration>
    <meta:editing-cycles>1</meta:editing-cycles>
    <meta:document-statistic meta:object-count="28"/>
    <meta:generator>LibreOffice/7.4.7.2$Windows_X86_64 LibreOffice_project/723314e595e8007d3cf785c16538505a1c878ca5</meta:generator>
  </office:meta>
</office:document-meta>
</file>